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40a6ff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149" draw:layer="" svg:width="149.99978400000pt" svg:height="100.00000000000pt"/>
          <draw:path draw:style-name="gr3" draw:id="shape3" draw:name="path205" draw:layer="" svg:width="52.04021017035pt" svg:height="44.91606317760pt" svg:x="48.52693760000pt" svg:y="29.59619120000pt" svg:viewBox="0 0 52 45" svg:d="M42.208 44.8136L26.0875 34.3789L10.0459 44.9161L16.0121 27.7927L0 17.2189L19.81 17.0715L25.9543 0L32.2303 17.0322L52.0402 17.0547L36.1102 27.728Z" koffice:nodeTypes="ccccccccccc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32:12</dc:date>
    <meta:creation-date>2011-05-22T06:11:06</meta:creation-date>
    <dc:creator>Yue Liu</dc:creator>
  </office:meta>
</office:document-meta>
</file>